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float" office:value="221">
            <text:p>221</text:p>
          </table:table-cell>
          <table:table-cell office:value-type="date" office:date-value="2021-06-10">
            <text:p>10/06/2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1-06-11">
            <text:p>11/06/21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1-06-11">
            <text:p>11/06/21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1-06-14">
            <text:p>14/06/2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1-06-16">
            <text:p>16/06/2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1-06-16">
            <text:p>16/06/2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1-06-17">
            <text:p>17/06/21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6-21">
            <text:p>21/06/21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6-22">
            <text:p>22/06/2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6-24">
            <text:p>24/06/2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6-28">
            <text:p>28/06/2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6-29">
            <text:p>29/06/21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6-30">
            <text:p>30/06/2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7-02">
            <text:p>02/07/21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7-06">
            <text:p>06/07/2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1-07-07">
            <text:p>07/07/21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date" office:date-value="2021-07-12">
            <text:p>12/07/2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date" office:date-value="2021-07-14">
            <text:p>14/07/21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date" office:date-value="2021-07-16">
            <text:p>16/07/21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date" office:date-value="2021-07-20">
            <text:p>20/07/21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date" office:date-value="2021-07-21">
            <text:p>21/07/21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date" office:date-value="2021-07-22">
            <text:p>22/07/21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date" office:date-value="2021-07-23">
            <text:p>23/07/21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date" office:date-value="2021-07-26">
            <text:p>26/07/2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1-07-28">
            <text:p>28/07/2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1-07-30">
            <text:p>30/07/2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1-08-01">
            <text:p>01/08/2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1-08-03">
            <text:p>03/08/2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1-08-05">
            <text:p>05/08/2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1-08-07">
            <text:p>07/08/2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1-08-09">
            <text:p>09/08/21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2">02/06/2021</text:date>, <text:time>13:3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2T13:05:42.60</meta:creation-date>
    <dc:date>2021-06-02T13:30:59.80</dc:date>
    <meta:editing-duration>PT9M57S</meta:editing-duration>
    <meta:editing-cycles>1</meta:editing-cycles>
    <meta:generator>OpenOffice/4.1.9$Win32 OpenOffice.org_project/419m1$Build-9805</meta:generator>
    <meta:document-statistic meta:table-count="3" meta:cell-count="62" meta:object-count="0"/>
  </office:meta>
</office:document-meta>
</file>